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3.231cm" fo:margin-right="0cm" fo:text-indent="0cm" style:auto-text-indent="false"/>
    </style:style>
    <style:style style:name="P2" style:family="paragraph" style:parent-style-name="HTML_20_Preformatted">
      <style:paragraph-properties fo:margin-left="3.231cm" fo:margin-right="0cm" fo:text-indent="0cm" style:auto-text-indent="false"/>
      <style:text-properties officeooo:paragraph-rsid="00033cf0"/>
    </style:style>
    <style:style style:name="P3" style:family="paragraph" style:parent-style-name="Standard">
      <style:paragraph-properties fo:margin-left="3.231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4" style:family="paragraph" style:parent-style-name="Standard">
      <style:paragraph-properties fo:margin-left="3.231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a6099" officeooo:rsid="00033cf0" officeooo:paragraph-rsid="00033cf0"/>
    </style:style>
    <style:style style:name="P5" style:family="paragraph" style:parent-style-name="Standard">
      <style:paragraph-properties fo:margin-left="0cm" fo:margin-right="0cm" fo:text-indent="0.501cm" style:auto-text-indent="false"/>
    </style:style>
    <style:style style:name="P6" style:family="paragraph" style:parent-style-name="HTML_20_Preformatted">
      <style:paragraph-properties fo:margin-left="3.231cm" fo:margin-right="0cm" fo:text-indent="0cm" style:auto-text-indent="false"/>
    </style:style>
    <style:style style:name="P7" style:family="paragraph" style:parent-style-name="HTML_20_Preformatted">
      <style:paragraph-properties fo:margin-left="3.231cm" fo:margin-right="0cm" fo:text-indent="0cm" style:auto-text-indent="false"/>
      <style:text-properties officeooo:paragraph-rsid="00033cf0"/>
    </style:style>
    <style:style style:name="P8" style:family="paragraph" style:parent-style-name="HTML_20_Preformatted">
      <style:paragraph-properties fo:margin-left="3.231cm" fo:margin-right="0cm" fo:text-indent="0cm" style:auto-text-indent="false"/>
      <style:text-properties officeooo:paragraph-rsid="0006197a"/>
    </style:style>
    <style:style style:name="P9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3.231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11" style:family="paragraph" style:parent-style-name="Standard">
      <style:text-properties fo:color="#ff0000" officeooo:rsid="00076b73" officeooo:paragraph-rsid="00076b73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2a6099"/>
    </style:style>
    <style:style style:name="T3" style:family="text">
      <style:text-properties fo:color="#2a6099" officeooo:rsid="00033cf0"/>
    </style:style>
    <style:style style:name="T4" style:family="text">
      <style:text-properties fo:color="#2a6099" officeooo:rsid="0006197a"/>
    </style:style>
    <style:style style:name="T5" style:family="text">
      <style:text-properties fo:color="#2a6099" officeooo:rsid="00076b73"/>
    </style:style>
    <style:style style:name="T6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REAS RELATIVAS A BUCLES E ITERACIÓN Y USO DE OPERADORES UNARIOS</text:p>
      <text:p text:style-name="Standard"/>
      <text:p text:style-name="Standard">1.- ¿Cuál es el último valor mostrado por el siguiente código?</text:p>
      <text:p text:style-name="P3"/>
      <text:p text:style-name="P3">let i = 3;</text:p>
      <text:p text:style-name="P3"/>
      <text:p text:style-name="P3">while (i) {</text:p>
      <text:p text:style-name="P3"><text:s text:c="2"/>alert( i-- );</text:p>
      <text:p text:style-name="P3">}</text:p>
      <text:p text:style-name="P3"/>
      <text:p text:style-name="P4">→ 1</text:p>
      <text:p text:style-name="P3"/>
      <text:p text:style-name="Standard">2.- A partir de las dos siguientes opciones de bucle while, obtener los valores que mostraría el bucle.</text:p>
      <text:p text:style-name="Standard"><text:tab/><text:tab/>Bucle A:</text:p>
      <text:p text:style-name="P1"><text:span text:style-name="token">let</text:span><text:span text:style-name="HTML_20_Code"> i </text:span><text:span text:style-name="token">=</text:span><text:span text:style-name="HTML_20_Code"> </text:span><text:span text:style-name="token">0;</text:span></text:p>
      <text:p text:style-name="P1"><text:span text:style-name="token">while</text:span><text:span text:style-name="HTML_20_Code"> </text:span><text:span text:style-name="token">(++</text:span><text:span text:style-name="HTML_20_Code">i </text:span><text:span text:style-name="token">&lt;</text:span><text:span text:style-name="HTML_20_Code"> </text:span><text:span text:style-name="token">5)</text:span><text:span text:style-name="HTML_20_Code"> </text:span><text:span text:style-name="token">alert(</text:span><text:span text:style-name="HTML_20_Code"> i </text:span><text:span text:style-name="token">);</text:span></text:p>
      <text:p text:style-name="P1"><text:span text:style-name="token"/></text:p>
      <text:p text:style-name="P2"><text:span text:style-name="token"><text:span text:style-name="T3">→ 1,2,3,4</text:span></text:span></text:p>
      <text:p text:style-name="P1"><text:span text:style-name="token"/></text:p>
      <text:p text:style-name="Standard"><text:tab/><text:tab/>Bucle B:</text:p>
      <text:p text:style-name="P1"><text:span text:style-name="token">let</text:span><text:span text:style-name="HTML_20_Code"> i </text:span><text:span text:style-name="token">=</text:span><text:span text:style-name="HTML_20_Code"> </text:span><text:span text:style-name="token">0;</text:span></text:p>
      <text:p text:style-name="P1"><text:span text:style-name="token">while</text:span><text:span text:style-name="HTML_20_Code"> </text:span><text:span text:style-name="token">(</text:span><text:span text:style-name="HTML_20_Code">i</text:span><text:span text:style-name="token">++</text:span><text:span text:style-name="HTML_20_Code"> </text:span><text:span text:style-name="token">&lt;</text:span><text:span text:style-name="HTML_20_Code"> </text:span><text:span text:style-name="token">5)</text:span><text:span text:style-name="HTML_20_Code"> </text:span><text:span text:style-name="token">alert(</text:span><text:span text:style-name="HTML_20_Code"> i </text:span><text:span text:style-name="token">);</text:span></text:p>
      <text:p text:style-name="P1"><text:span text:style-name="token"/></text:p>
      <text:p text:style-name="P1"><text:span text:style-name="token"><text:span text:style-name="T2">→</text:span></text:span><text:span text:style-name="token"><text:span text:style-name="T3"> 1,2,3,4,5</text:span></text:span></text:p>
      <text:p text:style-name="Standard"/>
      <text:p text:style-name="Standard">3.- Para cada bucle, anota qué valores mostrará y luego compara las respuestas.</text:p>
      <text:p text:style-name="Standard">Ambos bucles, ¿muestran en <text:span text:style-name="T1">alert</text:span> los mismos valores?</text:p>
      <text:p text:style-name="Standard"><text:tab/><text:tab/>Bucle a:</text:p>
      <text:p text:style-name="P1"><text:span text:style-name="token">for</text:span><text:span text:style-name="HTML_20_Code"> </text:span><text:span text:style-name="token">(let</text:span><text:span text:style-name="HTML_20_Code"> i </text:span><text:span text:style-name="token">=</text:span><text:span text:style-name="HTML_20_Code"> </text:span><text:span text:style-name="token">0;</text:span><text:span text:style-name="HTML_20_Code"> i </text:span><text:span text:style-name="token">&lt;</text:span><text:span text:style-name="HTML_20_Code"> </text:span><text:span text:style-name="token">5;</text:span><text:span text:style-name="HTML_20_Code"> i</text:span><text:span text:style-name="token">++)</text:span><text:span text:style-name="HTML_20_Code"> </text:span><text:span text:style-name="token">alert(</text:span><text:span text:style-name="HTML_20_Code"> i </text:span><text:span text:style-name="token">);</text:span></text:p>
      <text:p text:style-name="P1"><text:span text:style-name="token"/></text:p>
      <text:p text:style-name="P2"><text:span text:style-name="token"><text:span text:style-name="T3">→ 0,1,2,3,4</text:span></text:span></text:p>
      <text:p text:style-name="Standard"><text:tab/><text:tab/>Bucle b:</text:p>
      <text:p text:style-name="P1"><text:span text:style-name="token">for</text:span><text:span text:style-name="HTML_20_Code"> </text:span><text:span text:style-name="token">(let</text:span><text:span text:style-name="HTML_20_Code"> i </text:span><text:span text:style-name="token">=</text:span><text:span text:style-name="HTML_20_Code"> </text:span><text:span text:style-name="token">0;</text:span><text:span text:style-name="HTML_20_Code"> i </text:span><text:span text:style-name="token">&lt;</text:span><text:span text:style-name="HTML_20_Code"> </text:span><text:span text:style-name="token">5;</text:span><text:span text:style-name="HTML_20_Code"> </text:span><text:span text:style-name="token">++</text:span><text:span text:style-name="HTML_20_Code">i</text:span><text:span text:style-name="token">)</text:span><text:span text:style-name="HTML_20_Code"> </text:span><text:span text:style-name="token">alert(</text:span><text:span text:style-name="HTML_20_Code"> i </text:span><text:span text:style-name="token">);</text:span></text:p>
      <text:p text:style-name="P2"><text:span text:style-name="token"><text:span text:style-name="T3">→ 0,1,2,3,4</text:span></text:span></text:p>
      <text:p text:style-name="HTML_20_Preformatted"><text:span text:style-name="token"/></text:p>
      <text:p text:style-name="HTML_20_Preformatted"/>
      <text:p text:style-name="Standard">4.- Usa el bucle <text:span text:style-name="T1">for</text:span> para mostrar números pares del 2 al 10.</text:p>
      <text:p text:style-name="Standard"/>
      <text:p text:style-name="P2"><text:span text:style-name="token"><text:span text:style-name="T2">for</text:span></text:span><text:span text:style-name="HTML_20_Code"><text:span text:style-name="T2"> </text:span></text:span><text:span text:style-name="token"><text:span text:style-name="T2">(let</text:span></text:span><text:span text:style-name="HTML_20_Code"><text:span text:style-name="T2"> i </text:span></text:span><text:span text:style-name="token"><text:span text:style-name="T2">=</text:span></text:span><text:span text:style-name="HTML_20_Code"><text:span text:style-name="T2"> </text:span></text:span><text:span text:style-name="HTML_20_Code"><text:span text:style-name="T3">2</text:span></text:span><text:span text:style-name="token"><text:span text:style-name="T2">;</text:span></text:span><text:span text:style-name="HTML_20_Code"><text:span text:style-name="T2"> i </text:span></text:span><text:span text:style-name="token"><text:span text:style-name="T3">&lt;=</text:span></text:span><text:span text:style-name="HTML_20_Code"><text:span text:style-name="T2"> </text:span></text:span><text:span text:style-name="HTML_20_Code"><text:span text:style-name="T3">10</text:span></text:span><text:span text:style-name="token"><text:span text:style-name="T2">;</text:span></text:span><text:span text:style-name="HTML_20_Code"><text:span text:style-name="T2"> i</text:span></text:span><text:span text:style-name="HTML_20_Code"><text:span text:style-name="T3">=i</text:span></text:span><text:span text:style-name="token"><text:span text:style-name="T2">+</text:span></text:span><text:span text:style-name="token"><text:span text:style-name="T3">2</text:span></text:span><text:span text:style-name="token"><text:span text:style-name="T2">)</text:span></text:span><text:span text:style-name="HTML_20_Code"><text:span text:style-name="T2"> </text:span></text:span><text:span text:style-name="token"><text:span text:style-name="T2">alert(</text:span></text:span><text:span text:style-name="HTML_20_Code"><text:span text:style-name="T2"> i </text:span></text:span><text:span text:style-name="token"><text:span text:style-name="T2">);</text:span></text:span></text:p>
      <text:p text:style-name="P2"><text:span text:style-name="token"><text:span text:style-name="T2"/></text:span></text:p>
      <text:p text:style-name="Standard">5.- Reescribe el siguiente código cambiando el bucle <text:span text:style-name="T1">for</text:span> a <text:span text:style-name="T1">while</text:span> sin alterar su comportamiento (la salida debería ser la misma).</text:p>
      <text:p text:style-name="P1"><text:span text:style-name="token">for</text:span><text:span text:style-name="HTML_20_Code"> </text:span><text:span text:style-name="token">(let</text:span><text:span text:style-name="HTML_20_Code"> i </text:span><text:span text:style-name="token">=</text:span><text:span text:style-name="HTML_20_Code"> </text:span><text:span text:style-name="token">0;</text:span><text:span text:style-name="HTML_20_Code"> i </text:span><text:span text:style-name="token">&lt;</text:span><text:span text:style-name="HTML_20_Code"> </text:span><text:span text:style-name="token">3;</text:span><text:span text:style-name="HTML_20_Code"> i</text:span><text:span text:style-name="token">++)</text:span><text:span text:style-name="HTML_20_Code"> </text:span><text:span text:style-name="token">{</text:span></text:p>
      <text:p text:style-name="P1"><text:span text:style-name="HTML_20_Code"><text:s text:c="2"/></text:span><text:span text:style-name="token">alert(</text:span><text:span text:style-name="HTML_20_Code"> </text:span><text:span text:style-name="token">`número ${i}!`</text:span><text:span text:style-name="HTML_20_Code"> </text:span><text:span text:style-name="token">);</text:span></text:p>
      <text:p text:style-name="P1"><text:span text:style-name="token">}</text:span></text:p>
      <text:p text:style-name="P1"><text:span text:style-name="token"/></text:p>
      <text:p text:style-name="P8"><text:span text:style-name="token"><text:span text:style-name="T4">while </text:span></text:span><text:span text:style-name="token"><text:span text:style-name="T4">(</text:span></text:span><text:span text:style-name="token"><text:span text:style-name="T5">(</text:span></text:span><text:span text:style-name="token"><text:span text:style-name="T4">le</text:span></text:span><text:span text:style-name="token"><text:span text:style-name="T5">t </text:span></text:span><text:span text:style-name="token"><text:span text:style-name="T4">i</text:span></text:span><text:span text:style-name="token"><text:span text:style-name="T5">)</text:span></text:span><text:span text:style-name="token"><text:span text:style-name="T4">&lt;3)</text:span></text:span><text:span text:style-name="HTML_20_Code"><text:span text:style-name="T2"> </text:span></text:span><text:span text:style-name="token"><text:span text:style-name="T2">{</text:span></text:span></text:p>
      <text:p text:style-name="P8"><text:span text:style-name="HTML_20_Code"><text:span text:style-name="T2"><text:s text:c="2"/></text:span></text:span><text:span text:style-name="token"><text:span text:style-name="T2">alert(</text:span></text:span><text:span text:style-name="HTML_20_Code"><text:span text:style-name="T2"> </text:span></text:span><text:span text:style-name="token"><text:span text:style-name="T2">`número ${i}!`</text:span></text:span><text:span text:style-name="HTML_20_Code"><text:span text:style-name="T2"> </text:span></text:span><text:span text:style-name="token"><text:span text:style-name="T2">); </text:span></text:span><text:span text:style-name="token"><text:span text:style-name="T4">i++;</text:span></text:span></text:p>
      <text:p text:style-name="P8"><text:span text:style-name="token"><text:span text:style-name="T2">}</text:span></text:span></text:p>
      <text:p text:style-name="P1"><text:soft-page-break/><text:span text:style-name="token"/></text:p>
      <text:p text:style-name="P1"/>
      <text:p text:style-name="Standard">6.- Escribe un bucle que solicite un número mayor que 100. Si el usuario introduce (en caja de texto) otro número, se le pedirá que introduzca un valor de nuevo.</text:p>
      <text:p text:style-name="Standard">El bucle debe pedir un número hasta que el usuario introduzca un número mayor que 100, o bien cancele la entrada/introduzca una línea vacía.</text:p>
      <text:p text:style-name="Standard">Aquí podemos asumir que el usuario solo introducirá números. No hay necesidad de implementar un manejo especial para entradas no numéricas en esta tarea.</text:p>
      <text:p text:style-name="Standard"/>
      <text:p text:style-name="P11">PROMPT</text:p>
      <text:p text:style-name="Standard"/>
      <text:p text:style-name="Standard">7.- Un número entero mayor que 1 es llamado primo si no puede ser dividido por número alguno, excepto 1 y él mismo, y el resto debe ser cero.</text:p>
      <text:p text:style-name="Standard">Es decir, n &gt; 1 es primo si no puede ser divido, con resto cero, por número alguno, excepto 1 y n.</text:p>
      <text:p text:style-name="P5">Por ejemplo, 11 es un primo, porque no puede ser divido, con resto cero, ni por 2, 3, 4 ó 5.</text:p>
      <text:p text:style-name="Standard">Desarrolla el código que muestre números primos en el intervalo de 2 a n.</text:p>
      <text:p text:style-name="Standard">Para n = 10 el resultado será 2, 3, 5, 7.</text:p>
      <text:p text:style-name="Standard">Se trata de que el código funcione para cualquier n, no debe estar programado para valores fij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01cm" fo:margin-right="0cm" fo:margin-top="0cm" fo:margin-bottom="0cm" loext:contextual-spacing="false" fo:line-height="0.635cm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fesor</meta:initial-creator>
    <meta:editing-cycles>4</meta:editing-cycles>
    <meta:creation-date>2021-09-29T09:14:00</meta:creation-date>
    <dc:date>2021-09-30T14:17:05.123668396</dc:date>
    <meta:editing-duration>PT1H15M24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400" meta:character-count="1975" meta:non-whitespace-character-count="1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